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3.62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3.494cm" fo:min-width="21.144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7.36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="none" draw:fill-color="#ffffff"/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>
      <style:text-properties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style:font-name="Courier1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Courier1" fo:font-size="18pt" style:font-size-asian="18pt" style:font-size-complex="18pt"/>
    </style:style>
    <style:style style:name="T9" style:family="text">
      <style:text-properties style:text-position="0% 100%" style:font-name="Courier1" fo:font-size="22pt" style:font-size-asian="22pt" style:font-size-complex="2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style:font-name="Courier1" fo:font-size="20pt" style:font-size-asian="20pt" style:font-size-complex="20pt"/>
    </style:style>
    <style:style style:name="T14" style:family="text">
      <style:text-properties style:font-name="Courier1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draw:style-name="gr4" draw:text-style-name="P6" draw:layer="layout" svg:width="24.124cm" svg:height="3.744cm" svg:x="1.953cm" svg:y="8.801cm">
          <draw:text-box>
            <text:p text:style-name="P4"><text:span text:style-name="T6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5" draw:text-style-name="P6" draw:layer="layout" svg:width="21.644cm" svg:height="3.744cm" svg:x="1.953cm" svg:y="8.801cm">
          <draw:text-box>
            <text:p text:style-name="P4"><text:span text:style-name="T6">ipd-programa.pdf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4" draw:layer="layout" svg:width="25.817cm" svg:height="17.369cm" svg:x="1.4cm" svg:y="4.914cm" presentation:class="outline" presentation:user-transformed="true">
          <draw:text-box>
            <text:list text:style-name="L2">
              <text:list-item>
                <text:p>2 pontos distribuídos entre todas as tarefas</text:p>
              </text:list-item>
              <text:list-item>
                <text:p>Critérios</text:p>
                <text:list>
                  <text:list-item>
                    <text:p>Pontualidade, Corretude</text:p>
                  </text:list-item>
                </text:list>
                <text:p/>
              </text:list-item>
              <text:list-item>
                <text:p>Envio por e-mail:</text:p>
                <text:list>
                  <text:list-item>
                    <text:p>Para: francisco@ime.uerj.br</text:p>
                  </text:list-item>
                  <text:list-item>
                    <text:p>Assunto: <text:span text:style-name="T8">IPD, &lt;tarefa&gt;, &lt;turma&gt;, &lt;matrícula&gt;, &lt;nome&gt;</text:span></text:p>
                  </text:list-item>
                  <text:list-item>
                    <text:p>Exemplo:</text:p>
                    <text:p><text:span text:style-name="T9">IPD, 00, 2, 20161001234, Francisco Sant’Ann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s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arefa-00: <text:span text:style-name="T10">Dom, 04/09</text:span>: execução do Python</text:p>
              </text:list-item>
              <text:list-item>
                <text:p>Tarefa-01: <text:span text:style-name="T10">Dom, 18/09</text:span><text:span text:style-name="T11">: 2 exercícios da lista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>
          <draw:text-box>
            <text:p><text:span text:style-name="T7">Tarefa 00: execução do Python</text:span><text:span text:style-name="T7"><text:line-break/></text:span><text:span text:style-name="T12">(até domingo 04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“Print Screen” do computador:</text:p>
                <text:list>
                  <text:list-item>
                    <text:p>Tela de edição: escreva um programa qualquer</text:p>
                  </text:list-item>
                  <text:list-item>
                    <text:p>Tela de execução: execute o programa editado</text:p>
                  </text:list-item>
                </text:list>
                <text:p/>
              </text:list-item>
              <text:list-item>
                <text:p>A tela deve estar personalizada, exemplo:</text:p>
                <text:list>
                  <text:list-item>
                    <text:p><text:span text:style-name="T13">print “Olá, aqui é o Francisco”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4cm" svg:y="0.837cm" presentation:class="title" presentation:user-transformed="true">
          <draw:text-box>
            <text:p><text:span text:style-name="T7">Tarefa 01: 2 exercícios da lista</text:span><text:span text:style-name="T7"><text:line-break/></text:span><text:span text:style-name="T12">(até domingo 18/09)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Resolver 2 exercícios quaisquer da lista</text:p>
                <text:p><text:span text:style-name="T14">https://github.com/fsantanna/IPD/blob/master/oficial/lista-02-algos.pdf</text:span></text:p>
                <text:p/>
              </text:list-item>
              <text:list-item>
                <text:p>“Print Screen” do computador:</text:p>
                <text:list>
                  <text:list-item>
                    <text:p>Tela de edição: código fonte dos exercícios</text:p>
                  </text:list-item>
                  <text:list-item>
                    <text:p>Tela de execução: execução dos exercíc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62</meta:editing-cycles>
    <meta:editing-duration>P49DT16H53M21S</meta:editing-duration>
    <meta:initial-creator>chico </meta:initial-creator>
    <dc:date>2016-09-05T16:02:20.523069974</dc:date>
    <meta:document-statistic meta:object-count="44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